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11453718542065507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90651354963976457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21355563230568699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82002677041196708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509737043314989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343329347288709156"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74144502781448926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920934610795797436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835904" text:continue-list="list274144502781448926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474784411188984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83689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83225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853412"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843703"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829293"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6773602711457362617"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2841937985335935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16798301404410452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830204"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91538183278960689"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43355446312054487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27124113436905744" text:style-name="L15">
        <text:list-item>
          <text:list>
            <text:list-header>
              <text:p text:style-name="P170">1.5 miles averaging about 9:40/mile and rest 1 min</text:p>
            </text:list-header>
          </text:list>
        </text:list-item>
      </text:list>
      <text:p text:style-name="P23">1 mile in 8:26 and rest 2 min</text:p>
      <text:list xml:id="list143252669288113953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240235904446540553"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834859"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887173322010449092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85234180928679798"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72656365088490995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847934" text:continue-list="list6485234180928679798" text:style-name="L19">
        <text:list-item>
          <text:list>
            <text:list-header>
              <text:p text:style-name="P174">(Pace*HR)=1240</text:p>
            </text:list-header>
          </text:list>
        </text:list-item>
      </text:list>
      <text:list xml:id="list40827805" text:continue-list="list8871733220104490920" text:style-name="L18">
        <text:list-item>
          <text:list>
            <text:list-header>
              <text:p text:style-name="P173">2 miles at 10:46/mile Ave HR= 121 bpm and rest a few minutes</text:p>
            </text:list-header>
          </text:list>
        </text:list-item>
      </text:list>
      <text:list xml:id="list40841979" text:continue-list="list4084793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85577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9524502026186312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7899982922246294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168999734147788036"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072090797414982089"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92972306119762414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76717488825521665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843287"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83975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296711234346272572"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10"><text:span text:style-name="T2">Times: 4:29, 4:29, 2:12, 2:10, 2:05, 2:02 <text:s/>jogs all in about 3:00.</text:span></text:p>
      <text:p text:style-name="P10">Warm down:<text:span text:style-name="T2"> ½ mile in 5:15</text:span></text:p>
      <text:p text:style-name="P10"><text:span text:style-name="T2"/></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249235133543206842" text:style-name="L28">
        <text:list-item>
          <text:list>
            <text:list-header>
              <text:p text:style-name="P185"><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9T20:59:31.57</dc:date>
    <dc:creator>James Lombardi</dc:creator>
    <meta:editing-duration>P18DT21H29M44S</meta:editing-duration>
    <meta:editing-cycles>1454</meta:editing-cycles>
    <meta:generator>OpenOffice/4.1.2$Win32 OpenOffice.org_project/412m3$Build-9782</meta:generator>
    <meta:document-statistic meta:table-count="0" meta:image-count="9" meta:object-count="0" meta:page-count="153" meta:paragraph-count="4368" meta:word-count="47822" meta:character-count="245768"/>
  </office:meta>
</office:document-meta>
</file>